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Kent St. (2-9)</text:p>
          </table:table-cell>
          <table:table-cell office:value-type="string">
            <text:p>27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8-7)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Kent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4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19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34</text:p>
          </table:table-cell>
          <table:table-cell office:value-type="string">
            <text:p>.02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52</text:p>
          </table:table-cell>
          <table:table-cell office:value-type="string">
            <text:p>.154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.4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09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47</text:p>
          </table:table-cell>
          <table:table-cell office:value-type="string">
            <text:p>.19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167</text:p>
          </table:table-cell>
        </table:table-row>
      </table:table>
      <table:table table:name="Sheet 2">
        <table:table-row>
          <table:table-cell office:value-type="string">
            <text:p>Kent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am Jones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hallen Geraght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yla King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eather Younkin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6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Natalie Tagala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nnie Ennesser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Lexi Mantas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05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laire Tulisiak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Brittney Jaksch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elsey Bittinger 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62</text:p>
          </table:table-cell>
          <table:table-cell office:value-type="string">
            <text:p>.21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2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Kaeleigh Stang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71</text:p>
          </table:table-cell>
          <table:table-cell office:value-type="string">
            <text:p>30</text:p>
          </table:table-cell>
          <table:table-cell office:value-type="string">
            <text:p>196</text:p>
          </table:table-cell>
          <table:table-cell office:value-type="string">
            <text:p>.209</text:p>
          </table:table-cell>
          <table:table-cell office:value-type="string">
            <text:p>66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9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3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2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3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57</text:p>
          </table:table-cell>
          <table:table-cell office:value-type="string">
            <text:p>.03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5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27</text:p>
          </table:table-cell>
          <table:table-cell office:value-type="string">
            <text:p>193</text:p>
          </table:table-cell>
          <table:table-cell office:value-type="string">
            <text:p>.187</text:p>
          </table:table-cell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79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